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-color="#ffffff" draw:textarea-horizontal-align="justify" draw:textarea-vertical-align="middle" draw:auto-grow-height="false" fo:min-height="0.648cm" fo:min-width="0.398cm" fo:padding-top="0.15cm" fo:padding-bottom="0.15cm" fo:padding-left="0.275cm" fo:padding-right="0.275cm"/>
    </style:style>
    <style:style style:name="gr2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-color="#ffffff" draw:textarea-horizontal-align="justify" draw:textarea-vertical-align="middle" draw:auto-grow-height="false" fo:min-height="0.598cm" fo:min-width="0.348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end="Small_20_Arrow" draw:marker-end-width="0.153cm" draw:fill="none" draw:textarea-vertical-align="middle" fo:padding-top="0.15cm" fo:padding-bottom="0.15cm" fo:padding-left="0.275cm" fo:padding-right="0.275cm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1.27cm" svg:x="0.746cm" svg:y="3.11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27cm" svg:height="1.27cm" svg:x="5.747cm" svg:y="3.119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27cm" svg:height="1.27cm" svg:x="0.747cm" svg:y="3.119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27cm" svg:height="1.27cm" svg:x="3.247cm" svg:y="0.619cm">
          <text:p text:style-name="P1">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5.933cm" svg:y1="3.305cm" svg:x2="4.331cm" svg:y2="1.703cm" draw:start-shape="id1" draw:start-glue-point="5" draw:end-shape="id2" draw:end-glue-point="9" svg:d="M5933 3305l-1602-1602" svg:viewBox="0 0 1603 1603">
          <text:p/>
        </draw:connector>
        <draw:connector draw:style-name="gr3" draw:text-style-name="P3" draw:layer="layout" draw:type="line" svg:x1="1.831cm" svg:y1="3.305cm" svg:x2="3.433cm" svg:y2="1.703cm" draw:start-shape="id3" draw:start-glue-point="11" draw:end-shape="id2" draw:end-glue-point="7" svg:d="M1831 3305l1602-1602" svg:viewBox="0 0 1603 1603">
          <text:p/>
        </draw:connector>
        <draw:frame draw:style-name="gr4" draw:text-style-name="P1" draw:layer="layout" svg:width="1.351cm" svg:height="0.627cm" svg:x="3.159cm" svg:y="2.48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1321 3493" svg:d="M1321 3493h-1321l661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62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 </meta:initial-creator>
    <meta:creation-date>2016-04-27T23:00:49.925708748</meta:creation-date>
    <dc:date>2016-04-27T23:10:25.162133310</dc:date>
    <dc:creator>Ben </dc:creator>
    <meta:editing-duration>PT9M35S</meta:editing-duration>
    <meta:editing-cycles>1</meta:editing-cycles>
    <meta:document-statistic meta:object-count="7"/>
    <meta:generator>LibreOffice/5.0.3.2$Linux_X86_64 LibreOffice_project/00m0$Build-2</meta:generator>
  </office:meta>
</office:document-meta>
</file>

<file path=Object 1/content.xml><?xml version="1.0" encoding="utf-8"?>
<math xmlns="http://www.w3.org/1998/Math/MathML" display="block">
  <semantics>
    <mrow>
      <mi>x</mi>
      <mo stretchy="false">×</mo>
      <mi>y</mi>
    </mrow>
    <annotation encoding="StarMath 5.0">x times y</annotation>
  </semantics>
</math>
</file>